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b227" officeooo:paragraph-rsid="001cb227"/>
    </style:style>
    <style:style style:name="P2" style:family="paragraph" style:parent-style-name="Standard">
      <style:text-properties officeooo:rsid="001e2ef1" officeooo:paragraph-rsid="001e2ef1"/>
    </style:style>
    <style:style style:name="P3" style:family="paragraph" style:parent-style-name="Standard">
      <style:text-properties officeooo:rsid="001facac" officeooo:paragraph-rsid="001facac"/>
    </style:style>
    <style:style style:name="P4" style:family="paragraph" style:parent-style-name="Standard">
      <style:text-properties officeooo:rsid="001facac" officeooo:paragraph-rsid="001facac"/>
    </style:style>
    <style:style style:name="P5" style:family="paragraph" style:parent-style-name="Standard">
      <style:text-properties officeooo:rsid="001facac" officeooo:paragraph-rsid="00270ab5"/>
    </style:style>
    <style:style style:name="P6" style:family="paragraph" style:parent-style-name="Standard">
      <style:text-properties officeooo:rsid="001e2ef1" officeooo:paragraph-rsid="001e2ef1"/>
    </style:style>
    <style:style style:name="P7" style:family="paragraph" style:parent-style-name="Standard">
      <style:text-properties officeooo:rsid="002892a6" officeooo:paragraph-rsid="002892a6"/>
    </style:style>
    <style:style style:name="P8" style:family="paragraph" style:parent-style-name="Standard">
      <style:text-properties style:text-underline-style="solid" style:text-underline-width="auto" style:text-underline-color="font-color" officeooo:rsid="002892a6" officeooo:paragraph-rsid="002892a6"/>
    </style:style>
    <style:style style:name="P9" style:family="paragraph" style:parent-style-name="Standard">
      <style:text-properties style:text-underline-style="solid" style:text-underline-width="auto" style:text-underline-color="font-color" officeooo:rsid="001facac" officeooo:paragraph-rsid="001facac"/>
    </style:style>
    <style:style style:name="P10" style:family="paragraph" style:parent-style-name="Standard">
      <style:text-properties style:text-underline-style="solid" style:text-underline-width="auto" style:text-underline-color="font-color" officeooo:rsid="001cb227" officeooo:paragraph-rsid="001cb227"/>
    </style:style>
    <style:style style:name="P1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cb227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officeooo:rsid="0029e6d0" officeooo:paragraph-rsid="0029e6d0"/>
    </style:style>
    <style:style style:name="T1" style:family="text">
      <style:text-properties officeooo:rsid="001e2ef1"/>
    </style:style>
    <style:style style:name="T2" style:family="text">
      <style:text-properties officeooo:rsid="0022ad91"/>
    </style:style>
    <style:style style:name="T3" style:family="text">
      <style:text-properties officeooo:rsid="0024cd16"/>
    </style:style>
    <style:style style:name="T4" style:family="text">
      <style:text-properties officeooo:rsid="00268173"/>
    </style:style>
    <style:style style:name="T5" style:family="text">
      <style:text-properties officeooo:rsid="0029e6d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FAQ-<text:span text:style-name="T3">SAÉ Install</text:span></text:p>
      <text:p text:style-name="P11"/>
      <text:p text:style-name="P12">Aurélien Sanchez-poro – Elvis Pichou – Adriel Marchant</text:p>
      <text:p text:style-name="P1"/>
      <text:p text:style-name="P9">Q- Qu’est ce qu’une Machine Virtuelle ?</text:p>
      <text:p text:style-name="P3">R- <text:span text:style-name="T2">Une Machine Virtuelle est un logiciel qui permet de faire tourner une distribution sur un appareil qui ne le contient pas.</text:span></text:p>
      <text:p text:style-name="P3"/>
      <text:p text:style-name="P1"/>
      <text:p text:style-name="P10">Q- Pourquoi utiliser <text:span text:style-name="T1">une Machine Virtuelle ?</text:span></text:p>
      <text:p text:style-name="P2">R- <text:span text:style-name="T2">Pour avoir une marge de protection lors </text:span><text:span text:style-name="T4">manipulation de commande ou de fichiers qui ont des risques d’avoir des dégâts permanent sur la machine si une mauvaise manipulation est effectuée( modification du $PATH avec un mauvais chemin ).</text:span></text:p>
      <text:p text:style-name="P2"/>
      <text:p text:style-name="P2"/>
      <text:p text:style-name="P9">Q- Pourquoi Ubuntu et pas une autre distribution ?</text:p>
      <text:p text:style-name="P5">R-<text:span text:style-name="T4">Nous avons choisis Ubuntu car c’est un distribution très connue, et c’est la distribution que nous avons manipulé jusqu’ici ce qui a rendu le travail plus facile. Cette distribution aussi un visuel très proche de Windows ne dépaysant pas l’utilisateur.</text:span></text:p>
      <text:p text:style-name="P3"/>
      <text:p text:style-name="P3"/>
      <text:p text:style-name="P9">Q- Une Machine Virtuelle prend-elle beaucoup de place ?</text:p>
      <text:p text:style-name="P3">R- <text:span text:style-name="T4">Notre machine virtuelle prend environ 18 Go et elle s’alloue 25 Go d’espace virtuel.</text:span></text:p>
      <text:p text:style-name="P3"/>
      <text:p text:style-name="P8">Q-Peut on interagir entre la machine virtuelle et l<text:span text:style-name="T5">e</text:span> <text:span text:style-name="T5">bureau</text:span> de l’utilisateur ? </text:p>
      <text:p text:style-name="P7">R-Oui, pour interagir entre la machine virtuelle et le bureau de l’utilisateur on peut se servir du dossier partagé qui a été installé dans la machine virtuelle ou par le presse-papier (copier/coller)</text:p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18T14:44:32.797361693</meta:creation-date>
    <dc:date>2022-01-27T19:18:08.273000000</dc:date>
    <meta:editing-duration>PT13M48S</meta:editing-duration>
    <meta:editing-cycles>2</meta:editing-cycles>
    <meta:generator>LibreOffice/7.2.1.2$Windows_X86_64 LibreOffice_project/87b77fad49947c1441b67c559c339af8f3517e22</meta:generator>
    <meta:document-statistic meta:table-count="0" meta:image-count="0" meta:object-count="0" meta:page-count="1" meta:paragraph-count="12" meta:word-count="201" meta:character-count="1240" meta:non-whitespace-character-count="1048"/>
  </office:meta>
</office:document-meta>
</file>